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30000002F68776F1A2D5E3AB9.png" manifest:media-type="image/png"/>
  <manifest:file-entry manifest:full-path="Pictures/10000201000006900000018415F9247EE6042053.png" manifest:media-type="image/png"/>
  <manifest:file-entry manifest:full-path="Pictures/1000000000000D01000000F96FE9A94826354A40.jpg" manifest:media-type="image/jpeg"/>
  <manifest:file-entry manifest:full-path="Pictures/10000201000007980000028DD3EFECD65D31A6C7.png" manifest:media-type="image/png"/>
  <manifest:file-entry manifest:full-path="Pictures/1000000000000D01000002826BD11A0C4DE5BB51.jpg" manifest:media-type="image/jpeg"/>
  <manifest:file-entry manifest:full-path="Pictures/100000000000025D000001937E1E350B1B70DA0F.jpg" manifest:media-type="image/jpeg"/>
  <manifest:file-entry manifest:full-path="Pictures/100000000000025D0000019374E1372D2D1D9A94.jpg" manifest:media-type="image/jpeg"/>
  <manifest:file-entry manifest:full-path="Pictures/100000000000029200000025C73E900EAFA02CA5.png" manifest:media-type="image/png"/>
  <manifest:file-entry manifest:full-path="Pictures/100000000000025D00000193E386260F9447C5C6.jpg" manifest:media-type="image/jpeg"/>
  <manifest:file-entry manifest:full-path="Pictures/100000000000025D0000019342A3DD9B28581FD3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family-generic="modern" style:font-pitch="fixed"/>
    <style:font-face style:name="Calibri2" svg:font-family="Calibri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41cm"/>
    </style:style>
    <style:style style:name="gr10" style:family="graphic" style:parent-style-name="objectwithoutfill">
      <style:graphic-properties svg:stroke-width="0.159cm" svg:stroke-color="#cc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59cm" svg:stroke-color="#cc0000" draw:marker-start-width="0.439cm" draw:marker-end-width="0.439cm" draw:fill="none" draw:textarea-vertical-align="middle" fo:padding-top="0.205cm" fo:padding-bottom="0.205cm" fo:padding-left="0.33cm" fo:padding-right="0.33cm"/>
    </style:style>
    <style:style style:name="gr12" style:family="graphic" style:parent-style-name="objectwithoutfill">
      <style:graphic-properties svg:stroke-width="0.159cm" svg:stroke-color="#00ff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pr1" style:family="presentation" style:parent-style-name="Cover_20_Slide_20_w_2f__20_Text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2" style:family="presentation" style:parent-style-name="Cover_20_Slide_20_w_2f__20_Text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3" style:family="presentation" style:parent-style-name="Cover_20_Slide_20_w_2f__20_Text-notes">
      <style:graphic-properties draw:fill-color="#ffffff" fo:min-height="12.572cm"/>
    </style:style>
    <style:style style:name="pr4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5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6" style:family="presentation" style:parent-style-name="Title_20_and_20_Bullets-notes">
      <style:graphic-properties draw:fill-color="#ffffff" fo:min-height="12.572cm"/>
    </style:style>
    <style:style style:name="pr7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8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9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0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1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2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3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4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5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6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.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e84a27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" style:font-size-complex="17pt" style:font-style-complex="normal" style:font-weight-complex="normal" fo:hyphenate="false"/>
    </style:style>
    <style:style style:name="P3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.08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e84a2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left="0cm" fo:margin-right="0cm" fo:margin-top="0.25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13294b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" style:font-size-complex="36pt" style:font-style-complex="normal" style:font-weight-complex="normal" fo:hyphenate="false"/>
    </style:style>
    <style:style style:name="P7" style:family="paragraph">
      <loext:graphic-properties draw:fill="none"/>
      <style:paragraph-properties fo:margin-left="0cm" fo:margin-right="0cm" fo:margin-top="0.33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13294b" style:text-line-through-style="none" style:text-line-through-type="none" style:text-position="0% 100%" style:font-name="Arial Narrow" fo:font-size="48pt" fo:letter-spacing="normal" fo:font-style="normal" style:text-underline-style="none" fo:font-weight="bold" style:font-size-asian="48pt" style:font-style-asian="normal" style:font-weight-asian="bold" style:font-name-complex="Arial Narrow" style:font-size-complex="48pt" style:font-style-complex="normal" style:font-weight-complex="bold" fo:hyphenate="false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font-size="36pt" style:font-size-asian="36pt" style:font-size-complex="36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48pt" style:font-size-asian="48pt" style:font-size-complex="48pt"/>
    </style:style>
    <style:style style:name="T1" style:family="text">
      <style:text-properties fo:font-variant="normal" fo:text-transform="none" fo:color="#e84a27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" style:font-size-complex="17pt" style:font-style-complex="normal" style:font-weight-complex="normal"/>
    </style:style>
    <style:style style:name="T2" style:family="text">
      <style:text-properties fo:font-variant="normal" fo:text-transform="none" fo:color="#e84a2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13294b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36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size-asian="36pt" style:language-asian="en" style:country-asian="US" style:font-style-asian="normal" style:font-weight-asian="normal" style:font-name-complex="Lohit Devanagari1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1.06cm"/>
        <style:text-properties fo:font-family="Wingdings" style:font-pitch="variable" style:font-charset="x-symbol" fo:color="#13294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1.06cm"/>
        <style:text-properties fo:font-family="Wingdings" style:font-pitch="variable" style:font-charset="x-symbol" fo:color="#13294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_20_Slide_20_w_2f__20_Text" presentation:presentation-page-layout-name="AL1T0">
        <office:forms form:automatic-focus="false" form:apply-design-mode="false"/>
        <draw:frame presentation:style-name="Cover_20_Slide_20_w_2f__20_Text-outline1" draw:layer="layout" svg:width="35.378cm" svg:height="2.063cm" svg:x="1.696cm" svg:y="1.72cm" presentation:class="outline" presentation:user-transformed="true">
          <draw:text-box>
            <text:list text:style-name="L1">
              <text:list-header>
                <text:p>A STATIC SEMANTICS FOR HASKELL UTILIZING THE K-FRAMEWORK</text:p>
              </text:list-header>
            </text:list>
          </draw:text-box>
        </draw:frame>
        <draw:frame presentation:style-name="pr1" draw:text-style-name="P2" draw:layer="layout" svg:width="35.378cm" svg:height="0.908cm" svg:x="1.696cm" svg:y="4.361cm" presentation:class="outline" presentation:user-transformed="true">
          <draw:text-box>
            <text:list text:style-name="L2">
              <text:list-item>
                <text:p text:style-name="P1"><text:span text:style-name="T1">Bradley Morrell</text:span></text:p>
              </text:list-item>
            </text:list>
          </draw:text-box>
        </draw:frame>
        <draw:frame presentation:style-name="pr2" draw:text-style-name="P4" draw:layer="layout" svg:width="35.378cm" svg:height="0.837cm" svg:x="1.696cm" svg:y="5.169cm" presentation:class="outline" presentation:user-transformed="true">
          <draw:text-box>
            <text:list text:style-name="L2">
              <text:list-item>
                <text:p text:style-name="P3"><text:span text:style-name="T2">Graduate Student: Liyi Li, Advisor: Professor Elsa Gunter, Coadvisor: Professor Andrew Mill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Bullets">
        <office:forms form:automatic-focus="false" form:apply-design-mode="false"/>
        <draw:frame presentation:style-name="pr4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Developed at University of Illinois at Urbana-Champaign</text:p>
              </text:list-item>
              <text:list-item>
                <text:p>Used to make executable formal specifications</text:p>
              </text:list-item>
              <text:list-item>
                <text:p>Can run example programs</text:p>
              </text:list-item>
              <text:list-item>
                <text:p>Can be used with test sets</text:p>
                <text:list>
                  <text:list-item>
                    <text:p>Validate test sets with formal specification</text:p>
                  </text:list-item>
                </text:list>
              </text:list-item>
              <text:list-item>
                <text:p>Can be automatically translated to theorem prover (Isabelle)</text:p>
              </text:list-item>
            </text:list>
          </draw:text-box>
        </draw:frame>
        <draw:frame presentation:style-name="pr5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header>
                <text:p>K-Framework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Bullets">
        <office:forms form:automatic-focus="false" form:apply-design-mode="false"/>
        <draw:frame presentation:style-name="pr7" draw:text-style-name="P6" draw:layer="layout" svg:width="35.28cm" svg:height="14.117cm" svg:x="1.696cm" svg:y="4.537cm" presentation:class="outline" presentation:user-transformed="true">
          <draw:text-box>
            <text:list text:style-name="L3">
              <text:list-item>
                <text:p text:style-name="P9"><text:span text:style-name="T3">Purely Functional Language</text:span></text:p>
                <text:list>
                  <text:list-item>
                    <text:p text:style-name="P10"><text:span text:style-name="T3">Functions are only dependent on input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3">Strong Typing</text:span></text:p>
                <text:list>
                  <text:list-item>
                    <text:p text:style-name="P10"><text:span text:style-name="T3">Function application applied to only correctly typed </text:span><text:span text:style-name="T3">argument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Static Typing</text:span></text:p>
                <text:list>
                  <text:list-item>
                    <text:p text:style-name="P10"><text:span text:style-name="T3">Type Checking run before execution</text:span></text:p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header>
                <text:p>Haskell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Bullets">
        <office:forms form:automatic-focus="false" form:apply-design-mode="false"/>
        <draw:frame presentation:style-name="pr9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Implementation of complete syntax of Haskell in K (No Sugar)</text:p>
              </text:list-item>
              <text:list-item>
                <text:p><text:span text:style-name="T4">Syntax details exactly what is and what is not a valid expression </text:span></text:p>
              </text:list-item>
            </text:list>
          </draw:text-box>
        </draw:frame>
        <draw:frame presentation:style-name="pr10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header>
                <text:p>Syntax</text:p>
              </text:list-header>
            </text:list>
          </draw:text-box>
        </draw:frame>
        <draw:frame draw:style-name="gr2" draw:text-style-name="P11" draw:layer="layout" svg:width="36.77cm" svg:height="2.066cm" svg:x="1.076cm" svg:y="11.938cm">
          <draw:image xlink:href="Pictures/100000000000029200000025C73E900EAFA02CA5.png" xlink:type="simple" xlink:show="embed" xlink:actuate="onLoad">
            <text:p/>
          </draw:image>
        </draw:frame>
        <draw:frame draw:style-name="gr3" draw:text-style-name="P12" draw:layer="layout" svg:width="38.1cm" svg:height="3.81cm" svg:x="0.254cm" svg:y="16.51cm">
          <draw:text-box>
            <text:p><text:span text:style-name="T5"><text:s text:c="4"/></text:span><text:span text:style-name="T5">syntax TopDecl ::= "type" SimpleType "=" Type [klabel('type)]</text:span></text:p>
            <text:p><text:span text:style-name="T5"><text:s text:c="32"/></text:span><text:span text:style-name="T5">| "data" OptContext SimpleType OptConstrs OptDeriving <text:s/>[klabel('data)]</text:span></text:p>
          </draw:text-box>
        </draw:frame>
        <draw:frame draw:style-name="gr4" draw:text-style-name="P13" draw:layer="layout" svg:width="10.922cm" svg:height="1.778cm" svg:x="1.27cm" svg:y="10.414cm">
          <draw:text-box>
            <text:p><text:span text:style-name="T6">Haskell 2010 Report</text:span></text:p>
          </draw:text-box>
        </draw:frame>
        <draw:frame draw:style-name="gr4" draw:text-style-name="P13" draw:layer="layout" svg:width="10.922cm" svg:height="1.778cm" svg:x="1.522cm" svg:y="15.204cm">
          <draw:text-box>
            <text:p><text:span text:style-name="T6">K Synta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Bullets">
        <office:forms form:automatic-focus="false" form:apply-design-mode="false"/>
        <draw:frame presentation:style-name="pr11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From testing the standard Haskell Compiler GHC</text:p>
              </text:list-item>
              <text:list-item>
                <text:p>Ensure sanity of syntactically correct programs</text:p>
              </text:list-item>
              <text:list-item>
                <text:p>Module system complications</text:p>
              </text:list-item>
            </text:list>
          </draw:text-box>
        </draw:frame>
        <draw:frame presentation:style-name="pr12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header>
                <text:p>Context Sensitive Checks</text:p>
              </text:list-header>
            </text:list>
          </draw:text-box>
        </draw:frame>
        <draw:frame draw:style-name="gr5" draw:text-style-name="P14" draw:layer="layout" svg:width="11.43cm" svg:height="2.54cm" svg:x="2.032cm" svg:y="12.175cm">
          <draw:text-box>
            <text:p><text:span text:style-name="T6">data Date = Date Int</text:span></text:p>
            <text:p><text:span text:style-name="T6">;type Date = Datetwo Int</text:span></text:p>
          </draw:text-box>
        </draw:frame>
        <draw:frame draw:style-name="gr6" draw:text-style-name="P15" draw:layer="layout" svg:width="17.451cm" svg:height="4.553cm" svg:x="17.526cm" svg:y="13.481cm">
          <draw:text-box>
            <text:p><text:span text:style-name="T7">data Date = Date Int</text:span></text:p>
            <text:p><text:span text:style-name="T7">;type Datetwo = Datetwo Int</text:span></text:p>
          </draw:text-box>
        </draw:frame>
        <draw:frame draw:style-name="gr7" draw:text-style-name="P12" draw:layer="layout" svg:width="12.192cm" svg:height="3.065cm" svg:x="2.368cm" svg:y="16.747cm">
          <draw:text-box>
            <text:p><text:span text:style-name="T5"><text:s text:c="6"/></text:span><text:span text:style-name="T5">data Date = Date Int</text:span></text:p>
            <text:p><text:span text:style-name="T5">;type Datetwo = Date Int</text:span></text:p>
          </draw:text-box>
        </draw:frame>
        <draw:frame draw:style-name="gr8" draw:text-style-name="P16" draw:layer="layout" svg:width="10.668cm" svg:height="1.508cm" svg:x="5.67cm" svg:y="10.417cm">
          <draw:text-box>
            <text:p><text:span text:style-name="T8">BAD</text:span></text:p>
          </draw:text-box>
        </draw:frame>
        <draw:frame draw:style-name="gr8" draw:text-style-name="P16" draw:layer="layout" svg:width="10.668cm" svg:height="1.508cm" svg:x="5.7cm" svg:y="15.007cm">
          <draw:text-box>
            <text:p><text:span text:style-name="T8">BAD</text:span></text:p>
          </draw:text-box>
        </draw:frame>
        <draw:frame draw:style-name="gr9" draw:text-style-name="P17" draw:layer="layout" svg:width="13.829cm" svg:height="1.891cm" svg:x="21.477cm" svg:y="11.196cm">
          <draw:text-box>
            <text:p><text:span text:style-name="T9">GOOD</text:span></text:p>
          </draw:text-box>
        </draw:frame>
        <draw:line draw:style-name="gr10" draw:text-style-name="P11" draw:layer="layout" svg:x1="4.908cm" svg:y1="11.925cm" svg:x2="6.686cm" svg:y2="14.719cm">
          <text:p/>
        </draw:line>
        <draw:line draw:style-name="gr11" draw:text-style-name="P11" draw:layer="layout" svg:x1="9.226cm" svg:y1="16.747cm" svg:x2="11.004cm" svg:y2="19.287cm">
          <text:p/>
        </draw:line>
        <draw:line draw:style-name="gr12" draw:text-style-name="P11" draw:layer="layout" svg:x1="20.828cm" svg:y1="14.986cm" svg:x2="27.432cm" svg:y2="14.986cm">
          <text:p/>
        </draw:line>
        <draw:line draw:style-name="gr12" draw:text-style-name="P11" draw:layer="layout" svg:x1="20.828cm" svg:y1="16.51cm" svg:x2="31.75cm" svg:y2="16.51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Bullets">
        <office:forms form:automatic-focus="false" form:apply-design-mode="false"/>
        <draw:frame presentation:style-name="pr13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Gave full formal type system for Haskell</text:p>
                <text:list>
                  <text:list-item>
                    <text:p>As a family of mutually inductive rules</text:p>
                  </text:list-item>
                </text:list>
              </text:list-item>
              <text:list-item>
                <text:p>Implemented type inference for this system</text:p>
                <text:list>
                  <text:list-item>
                    <text:p>Algorithm based on Hindley-Milner</text:p>
                  </text:list-item>
                  <text:list-item>
                    <text:p>Supports Mutual Recursion</text:p>
                    <text:list>
                      <text:list-item>
                        <text:p>Default: All declarations in Haskell modules mutually recursive</text:p>
                      </text:list-item>
                    </text:list>
                  </text:list-item>
                  <text:list-item>
                    <text:p>Collected user defined data types</text:p>
                    <text:list>
                      <text:list-item>
                        <text:p>Placed into proper type structur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header>
                <text:p>Type System and Inference</text:p>
              </text:list-header>
            </text:list>
          </draw:text-box>
        </draw:frame>
        <draw:frame draw:style-name="gr13" draw:text-style-name="P18" draw:layer="layout" svg:width="7.874cm" svg:height="4.318cm" svg:x="28.194cm" svg:y="13.462cm">
          <draw:text-box>
            <text:p><text:span text:style-name="T10">f x = y x</text:span></text:p>
            <text:p><text:span text:style-name="T10">;y x = f x</text:span></text:p>
          </draw:text-box>
        </draw:frame>
        <draw:frame draw:style-name="gr14" draw:text-style-name="P18" draw:layer="layout" svg:width="5.334cm" svg:height="2.139cm" svg:x="28.702cm" svg:y="11.43cm">
          <draw:text-box>
            <text:p><text:span text:style-name="T10">OK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Bullets">
        <office:forms form:automatic-focus="false" form:apply-design-mode="false"/>
        <draw:frame presentation:style-name="pr15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Implemented</text:p>
                <text:list>
                  <text:list-item>
                    <text:p>Syntax</text:p>
                  </text:list-item>
                  <text:list-item>
                    <text:p>Checks</text:p>
                  </text:list-item>
                  <text:list-item>
                    <text:p>Type Inference</text:p>
                  </text:list-item>
                  <text:list-item>
                    <text:p>Multiple Modules</text:p>
                  </text:list-item>
                </text:list>
              </text:list-item>
              <text:list-item>
                <text:p>Future Work</text:p>
                <text:list>
                  <text:list-item>
                    <text:p>Fits into complete semantics of Haskell in K</text:p>
                  </text:list-item>
                </text:list>
              </text:list-item>
            </text:list>
          </draw:text-box>
        </draw:frame>
        <draw:frame presentation:style-name="pr16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header>
                <text:p>Conclusion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1" svg:font-family="Arial" style:font-family-generic="modern" style:font-pitch="fixed"/>
    <style:font-face style:name="Calibri2" svg:font-family="Calibri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Calibri2" style:font-family-asian="Calibri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Lohit Devanagari" style:font-family-asian="'Lohit Devanagari'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fo:font-style="italic" style:font-name-asian="Lohit Devanagari" style:font-family-asian="'Lohit Devanagari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Lohit Devanagari" style:font-family-asian="'Lohit Devanagari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ar" style:country-asian="SA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ver_20_Slide_20_w_2f__20_Text-background" style:display-name="Cover Slide w/ Text-background" style:family="presentation">
      <style:graphic-properties draw:stroke="none" draw:fill="solid" draw:fill-color="#ffffff"/>
      <style:text-properties style:letter-kerning="true"/>
    </style:style>
    <style:style style:name="Cover_20_Slide_20_w_2f__20_Text-backgroundobjects" style:display-name="Cover Slide w/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Slide_20_w_2f__20_Text-notes" style:display-name="Cover Slide w/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Slide_20_w_2f__20_Text-outline1" style:display-name="Cover Slide w/ Text-outline1" style:family="presentation">
      <style:graphic-properties draw:stroke="none" draw:fill="none" draw:auto-grow-height="false" draw:fit-to-size="shrink-to-fit" style:shrink-to-fit="true">
        <text:list-style style:name="Cover_20_Slide_20_w_2f__20_Text-outline1" style:display-name="Cover Slide w/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6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Slide_20_w_2f__20_Text-outline2" style:display-name="Cover Slide w/ Text-outline2" style:family="presentation" style:parent-style-name="Cover_20_Slide_20_w_2f_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Cover_20_Slide_20_w_2f__20_Text-outline3" style:display-name="Cover Slide w/ Text-outline3" style:family="presentation" style:parent-style-name="Cover_20_Slide_20_w_2f_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ver_20_Slide_20_w_2f__20_Text-outline4" style:display-name="Cover Slide w/ Text-outline4" style:family="presentation" style:parent-style-name="Cover_20_Slide_20_w_2f_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ver_20_Slide_20_w_2f__20_Text-outline5" style:display-name="Cover Slide w/ Text-outline5" style:family="presentation" style:parent-style-name="Cover_20_Slide_20_w_2f__20_Text-outline4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6" style:display-name="Cover Slide w/ Text-outline6" style:family="presentation" style:parent-style-name="Cover_20_Slide_20_w_2f__20_Text-outline5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7" style:display-name="Cover Slide w/ Text-outline7" style:family="presentation" style:parent-style-name="Cover_20_Slide_20_w_2f__20_Text-outline6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8" style:display-name="Cover Slide w/ Text-outline8" style:family="presentation" style:parent-style-name="Cover_20_Slide_20_w_2f__20_Text-outline7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9" style:display-name="Cover Slide w/ Text-outline9" style:family="presentation" style:parent-style-name="Cover_20_Slide_20_w_2f__20_Text-outline8">
      <style:paragraph-properties fo:margin-top="0.1cm" fo:margin-bottom="0cm"/>
      <style:text-properties fo:font-size="20pt" style:font-size-asian="20pt" style:font-size-complex="20pt"/>
    </style:style>
    <style:style style:name="Cover_20_Slide_20_w_2f__20_Text-subtitle" style:display-name="Cover Slide w/ Text-subtitle" style:family="presentation">
      <style:graphic-properties draw:stroke="none" draw:fill="none" draw:textarea-vertical-align="middle">
        <text:list-style style:name="Cover_20_Slide_20_w_2f__20_Text-subtitle" style:display-name="Cover Slide w/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Slide_20_w_2f__20_Text-title" style:display-name="Cover Slide w/ Text-title" style:family="presentation">
      <style:graphic-properties draw:stroke="none" draw:fill="none" draw:textarea-vertical-align="middle">
        <text:list-style style:name="Cover_20_Slide_20_w_2f__20_Text-title" style:display-name="Cover Slide w/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ullets-background" style:display-name="Title and Bullets-background" style:family="presentation">
      <style:graphic-properties draw:stroke="none" draw:fill="solid" draw:fill-color="#ffffff"/>
      <style:text-properties style:letter-kerning="true"/>
    </style:style>
    <style:style style:name="Title_20_and_20_Bullets-backgroundobjects" style:display-name="Title and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ullets-notes" style:display-name="Title and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ullets-outline1" style:display-name="Title and Bullets-outline1" style:family="presentation">
      <style:graphic-properties draw:stroke="none" draw:fill="none" draw:auto-grow-height="false" draw:fit-to-size="shrink-to-fit" style:shrink-to-fit="true">
        <text:list-style style:name="Title_20_and_20_Bullets-outline1" style:display-name="Title and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6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ullets-outline2" style:display-name="Title and Bullets-outline2" style:family="presentation" style:parent-style-name="Title_20_and_20_Bullet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Title_20_and_20_Bullets-outline3" style:display-name="Title and Bullets-outline3" style:family="presentation" style:parent-style-name="Title_20_and_20_Bulle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Bullets-outline4" style:display-name="Title and Bullets-outline4" style:family="presentation" style:parent-style-name="Title_20_and_20_Bulle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Bullets-outline5" style:display-name="Title and Bullets-outline5" style:family="presentation" style:parent-style-name="Title_20_and_20_Bullets-outline4">
      <style:paragraph-properties fo:margin-top="0.1cm" fo:margin-bottom="0cm"/>
      <style:text-properties fo:font-size="20pt" style:font-size-asian="20pt" style:font-size-complex="20pt"/>
    </style:style>
    <style:style style:name="Title_20_and_20_Bullets-outline6" style:display-name="Title and Bullets-outline6" style:family="presentation" style:parent-style-name="Title_20_and_20_Bullets-outline5">
      <style:paragraph-properties fo:margin-top="0.1cm" fo:margin-bottom="0cm"/>
      <style:text-properties fo:font-size="20pt" style:font-size-asian="20pt" style:font-size-complex="20pt"/>
    </style:style>
    <style:style style:name="Title_20_and_20_Bullets-outline7" style:display-name="Title and Bullets-outline7" style:family="presentation" style:parent-style-name="Title_20_and_20_Bullets-outline6">
      <style:paragraph-properties fo:margin-top="0.1cm" fo:margin-bottom="0cm"/>
      <style:text-properties fo:font-size="20pt" style:font-size-asian="20pt" style:font-size-complex="20pt"/>
    </style:style>
    <style:style style:name="Title_20_and_20_Bullets-outline8" style:display-name="Title and Bullets-outline8" style:family="presentation" style:parent-style-name="Title_20_and_20_Bullets-outline7">
      <style:paragraph-properties fo:margin-top="0.1cm" fo:margin-bottom="0cm"/>
      <style:text-properties fo:font-size="20pt" style:font-size-asian="20pt" style:font-size-complex="20pt"/>
    </style:style>
    <style:style style:name="Title_20_and_20_Bullets-outline9" style:display-name="Title and Bullets-outline9" style:family="presentation" style:parent-style-name="Title_20_and_20_Bullets-outline8">
      <style:paragraph-properties fo:margin-top="0.1cm" fo:margin-bottom="0cm"/>
      <style:text-properties fo:font-size="20pt" style:font-size-asian="20pt" style:font-size-complex="20pt"/>
    </style:style>
    <style:style style:name="Title_20_and_20_Bullets-subtitle" style:display-name="Title and Bullets-subtitle" style:family="presentation">
      <style:graphic-properties draw:stroke="none" draw:fill="none" draw:textarea-vertical-align="middle">
        <text:list-style style:name="Title_20_and_20_Bullets-subtitle" style:display-name="Title and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s-title" style:display-name="Title and Bullets-title" style:family="presentation">
      <style:graphic-properties draw:stroke="none" draw:fill="none" draw:textarea-vertical-align="middle">
        <text:list-style style:name="Title_20_and_20_Bullets-title" style:display-name="Title and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382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9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e84a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167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186cm, 2.088cm, 0cm)" draw:image-opacity="100%" style:mirror="none"/>
    </style:style>
    <style:style style:name="Mpr1" style:family="presentation" style:parent-style-name="Cover_20_Slide_20_w_2f__20_Text-outline1">
      <style:graphic-properties draw:stroke="none" svg:stroke-width="0cm" draw:fill="none" draw:textarea-vertical-align="top" draw:auto-grow-height="false" draw:fit-to-size="false" style:shrink-to-fit="false" fo:min-height="12.522cm" fo:padding-top="0.125cm" fo:padding-bottom="0.125cm" fo:padding-left="0.25cm" fo:padding-right="0.25cm" fo:wrap-option="wrap"/>
    </style:style>
    <style:style style:name="Mpr2" style:family="presentation" style:parent-style-name="Cover_20_Slide_20_w_2f__20_Text-backgroundobjects">
      <style:graphic-properties draw:stroke="none" draw:fill="none" draw:fill-color="#ffffff" draw:auto-grow-height="false" fo:min-height="1.397cm"/>
    </style:style>
    <style:style style:name="Mpr3" style:family="presentation" style:parent-style-name="Cover_20_Slide_20_w_2f__20_Tex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Bullets-outline1">
      <style:graphic-properties draw:stroke="none" svg:stroke-width="0cm" draw:fill="none" draw:textarea-vertical-align="top" draw:auto-grow-height="false" draw:fit-to-size="false" style:shrink-to-fit="false" fo:min-height="12.522cm" fo:padding-top="0.125cm" fo:padding-bottom="0.125cm" fo:padding-left="0.25cm" fo:padding-right="0.25cm" fo:wrap-option="wrap"/>
    </style:style>
    <style:style style:name="Mpr5" style:family="presentation" style:parent-style-name="Title_20_and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2.522cm" fo:padding-top="0.127cm" fo:padding-bottom="0.127cm" fo:padding-left="0.254cm" fo:padding-right="0.254cm" fo:wrap-option="wrap"/>
    </style:style>
    <style:style style:name="Mpr6" style:family="presentation" style:parent-style-name="Title_20_and_20_Bullets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and_20_Bullet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e84a26"/>
      <style:paragraph-properties fo:text-align="start" style:font-independent-line-spacing="true"/>
      <style:text-properties fo:font-size="20pt"/>
    </style:style>
    <style:style style:name="MP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9" style:family="paragraph">
      <style:paragraph-properties fo:margin-left="0cm" fo:margin-right="0cm" fo:margin-top="0.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7pt"/>
    </style:style>
    <style:style style:name="MP11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3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21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9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3294b" style:text-line-through-style="none" style:text-line-through-type="none" style:text-position="0% 100%" style:font-name="Arial Narrow" fo:font-size="48pt" fo:letter-spacing="normal" fo:font-style="normal" style:text-underline-style="none" fo:font-weight="bold" style:font-size-asian="48pt" style:font-style-asian="normal" style:font-weight-asian="bold" style:font-name-complex="Arial Narrow" style:font-size-complex="48pt" style:font-style-complex="normal" style:font-weight-complex="bold"/>
    </style:style>
    <style:style style:name="MT3" style:family="text">
      <style:text-properties fo:font-variant="normal" fo:text-transform="none" fo:color="#e84a27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" style:font-size-complex="17pt" style:font-style-complex="normal" style:font-weight-complex="normal"/>
    </style:style>
    <style:style style:name="MT4" style:family="text">
      <style:text-properties fo:font-variant="normal" fo:text-transform="none" fo:color="#e84a2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5" style:family="text">
      <style:text-properties fo:font-variant="normal" fo:text-transform="none" fo:color="#13294b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" style:font-size-complex="36pt" style:font-style-complex="normal" style:font-weight-complex="normal"/>
    </style:style>
    <style:style style:name="MT6" style:family="text">
      <style:text-properties fo:font-variant="normal" fo:text-transform="none" fo:color="#13294b" style:text-line-through-style="none" style:text-line-through-type="none" style:text-position="0% 100%" style:font-name="Arial" fo:font-size="31pt" fo:letter-spacing="normal" fo:font-style="normal" style:text-underline-style="none" fo:font-weight="normal" style:font-name-asian="Arial1" style:font-size-asian="31pt" style:font-style-asian="normal" style:font-weight-asian="normal" style:font-name-complex="Arial" style:font-size-complex="31pt" style:font-style-complex="normal" style:font-weight-complex="normal"/>
    </style:style>
    <style:style style:name="MT7" style:family="text">
      <style:text-properties fo:font-variant="normal" fo:text-transform="none" fo:color="#13294b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1" style:font-size-asian="27pt" style:font-style-asian="normal" style:font-weight-asian="normal" style:font-name-complex="Arial" style:font-size-complex="27pt" style:font-style-complex="normal" style:font-weight-complex="normal"/>
    </style:style>
    <style:style style:name="MT8" style:family="text">
      <style:text-properties fo:font-variant="normal" fo:text-transform="none" fo:color="#13294b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" style:font-size-complex="22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_20_Slide_20_w_2f__20_Text" style:display-name="Cover Slide w/ Text" style:page-layout-name="PM1" draw:style-name="Mdp1">
      <draw:g draw:name="Group 13">
        <draw:frame draw:name="Picture 14" draw:style-name="Mgr3" draw:text-style-name="MP5" draw:layer="layout" svg:width="9.599cm" svg:height="6.52cm" svg:x="-0.008cm" svg:y="7.492cm">
          <draw:image xlink:href="Pictures/100000000000025D0000019342A3DD9B28581FD3.jpg" xlink:type="simple" xlink:show="embed" xlink:actuate="onLoad">
            <text:p/>
          </draw:image>
        </draw:frame>
        <draw:frame draw:name="Picture 15" draw:style-name="Mgr4" draw:text-style-name="MP5" draw:layer="layout" svg:width="9.599cm" svg:height="6.532cm" svg:x="9.591cm" svg:y="7.486cm">
          <draw:image xlink:href="Pictures/100000000000025D00000193E386260F9447C5C6.jpg" xlink:type="simple" xlink:show="embed" xlink:actuate="onLoad">
            <text:p/>
          </draw:image>
        </draw:frame>
        <draw:frame draw:name="Picture 16" draw:style-name="Mgr4" draw:text-style-name="MP5" draw:layer="layout" svg:width="9.599cm" svg:height="6.532cm" svg:x="19.187cm" svg:y="7.486cm">
          <draw:image xlink:href="Pictures/100000000000025D0000019374E1372D2D1D9A94.jpg" xlink:type="simple" xlink:show="embed" xlink:actuate="onLoad">
            <text:p/>
          </draw:image>
        </draw:frame>
        <draw:frame draw:name="Picture 17" draw:style-name="Mgr4" draw:text-style-name="MP5" draw:layer="layout" svg:width="9.599cm" svg:height="6.525cm" svg:x="28.783cm" svg:y="7.494cm">
          <draw:image xlink:href="Pictures/100000000000025D000001937E1E350B1B70DA0F.jpg" xlink:type="simple" xlink:show="embed" xlink:actuate="onLoad">
            <text:p/>
          </draw:image>
        </draw:frame>
      </draw:g>
      <draw:frame draw:style-name="Mgr4" draw:text-style-name="MP5" draw:layer="backgroundobjects" svg:width="38.381cm" svg:height="7.426cm" svg:x="0cm" svg:y="14.198cm">
        <draw:image xlink:href="Pictures/1000000000000D01000002826BD11A0C4DE5BB51.jpg" xlink:type="simple" xlink:show="embed" xlink:actuate="onLoad">
          <text:p/>
        </draw:image>
      </draw:frame>
      <draw:custom-shape draw:style-name="Mgr5" draw:text-style-name="MP6" draw:layer="backgroundobjects" svg:width="38.345cm" svg:height="6.267cm" svg:x="0.036cm" svg:y="15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4" draw:text-style-name="MP5" draw:layer="backgroundobjects" svg:width="12.368cm" svg:height="4.154cm" svg:x="0.861cm" svg:y="17.15cm">
        <draw:image xlink:href="Pictures/10000201000007980000028DD3EFECD65D31A6C7.png" xlink:type="simple" xlink:show="embed" xlink:actuate="onLoad">
          <text:p/>
        </draw:image>
      </draw:frame>
      <draw:frame presentation:style-name="Mpr1" draw:text-style-name="MP8" draw:layer="backgroundobjects" svg:width="35.378cm" svg:height="2.063cm" svg:x="1.696cm" svg:y="1.72cm" presentation:class="outline" presentation:user-transformed="true">
        <draw:text-box>
          <text:list text:style-name="ML2">
            <text:list-item>
              <text:p text:style-name="MP7"><text:span text:style-name="MT2">ECE ILLINOIS 16:9 TEMPLATE</text:span></text:p>
            </text:list-item>
          </text:list>
        </draw:text-box>
      </draw:frame>
      <draw:frame presentation:style-name="Mpr1" draw:text-style-name="MP10" draw:layer="backgroundobjects" svg:width="35.378cm" svg:height="0.908cm" svg:x="1.696cm" svg:y="4.361cm" presentation:class="outline" presentation:user-transformed="true">
        <draw:text-box>
          <text:p text:style-name="MP9"><text:span text:style-name="MT3">Presenter Name</text:span></text:p>
        </draw:text-box>
      </draw:frame>
      <draw:frame presentation:style-name="Mpr1" draw:text-style-name="MP12" draw:layer="backgroundobjects" svg:width="35.378cm" svg:height="0.837cm" svg:x="1.696cm" svg:y="5.169cm" presentation:class="outline" presentation:user-transformed="true">
        <draw:text-box>
          <text:p text:style-name="MP11"><text:span text:style-name="MT4">Presenter Title</text:span></text:p>
        </draw:text-box>
      </draw:frame>
      <draw:frame presentation:style-name="Cover_20_Slide_20_w_2f__20_Text-title" draw:layer="backgroundobjects" svg:width="34.542cm" svg:height="3.604cm" svg:x="1.919cm" svg:y="0.861cm" presentation:class="title" presentation:placeholder="true">
        <draw:text-box/>
      </draw:frame>
      <draw:frame presentation:style-name="Cover_20_Slide_20_w_2f__20_Text-title" draw:layer="backgroundobjects" svg:width="34.542cm" svg:height="3.604cm" svg:x="1.919cm" svg:y="0.861cm" presentation:class="title" presentation:placeholder="true">
        <draw:text-box/>
      </draw:frame>
      <presentation:notes style:page-layout-name="PM0">
        <draw:page-thumbnail presentation:style-name="Cover_20_Slide_20_w_2f__20_Text-title" draw:layer="backgroundobjects" svg:width="13.968cm" svg:height="10.476cm" svg:x="3.81cm" svg:y="2.123cm" presentation:class="page"/>
        <draw:frame presentation:style-name="Cover_20_Slide_20_w_2f_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ullets" style:display-name="Title and Bullets" style:page-layout-name="PM1" draw:style-name="Mdp1">
      <draw:custom-shape draw:style-name="Mgr5" draw:text-style-name="MP6" draw:layer="backgroundobjects" svg:width="38.381cm" svg:height="1.665cm" svg:x="0cm" svg:y="19.9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38.381cm" svg:height="0.703cm" svg:x="0cm" svg:y="19.507cm">
        <draw:image xlink:href="Pictures/1000000000000D01000000F96FE9A94826354A40.jpg" xlink:type="simple" xlink:show="embed" xlink:actuate="onLoad">
          <text:p/>
        </draw:image>
      </draw:frame>
      <draw:frame draw:style-name="Mgr4" draw:text-style-name="MP5" draw:layer="backgroundobjects" svg:width="5.389cm" svg:height="0.546cm" svg:x="31.393cm" svg:y="20.426cm">
        <draw:image xlink:href="Pictures/10000201000001D30000002F68776F1A2D5E3AB9.png" xlink:type="simple" xlink:show="embed" xlink:actuate="onLoad">
          <text:p/>
        </draw:image>
      </draw:frame>
      <draw:frame draw:style-name="Mgr7" draw:text-style-name="MP5" draw:layer="backgroundobjects" svg:width="1.021cm" svg:height="1.178cm" svg:x="1.388cm" svg:y="20.11cm">
        <draw:image xlink:href="Pictures/10000201000006900000018415F9247EE6042053.png" xlink:type="simple" xlink:show="embed" xlink:actuate="onLoad">
          <text:p/>
        </draw:image>
      </draw:frame>
      <draw:frame presentation:style-name="Mpr4" draw:text-style-name="MP17" draw:layer="backgroundobjects" svg:width="35.28cm" svg:height="14.117cm" svg:x="1.696cm" svg:y="4.537cm" presentation:class="outline" presentation:user-transformed="true">
        <draw:text-box>
          <text:list text:style-name="ML2">
            <text:list-item>
              <text:p text:style-name="MP13"><text:span text:style-name="MT5">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8" draw:layer="backgroundobjects" svg:width="35.086cm" svg:height="2.018cm" svg:x="1.696cm" svg:y="1.765cm" presentation:class="outline" presentation:user-transformed="true">
        <draw:text-box>
          <text:p text:style-name="MP7"><text:span text:style-name="MT2">Title of slide</text:span></text:p>
        </draw:text-box>
      </draw:frame>
      <draw:frame presentation:style-name="Mpr5" draw:text-style-name="MP19" draw:layer="backgroundobjects" svg:width="1.482cm" svg:height="1.15cm" svg:x="2.304cm" svg:y="20.103cm" presentation:class="page-number" presentation:user-transformed="true">
        <draw:text-box>
          <text:p text:style-name="MP18"><text:span text:style-name="MT9"><text:page-number>&lt;number&gt;</text:page-number></text:span></text:p>
        </draw:text-box>
      </draw:frame>
      <draw:frame presentation:style-name="Title_20_and_20_Bullets-title" draw:layer="backgroundobjects" svg:width="34.542cm" svg:height="3.604cm" svg:x="1.919cm" svg:y="0.861cm" presentation:class="title" presentation:placeholder="true">
        <draw:text-box/>
      </draw:frame>
      <presentation:notes style:page-layout-name="PM0">
        <draw:page-thumbnail presentation:style-name="Title_20_and_20_Bullets-title" draw:layer="backgroundobjects" svg:width="18.624cm" svg:height="10.476cm" svg:x="1.482cm" svg:y="2.123cm" presentation:class="page"/>
        <draw:frame presentation:style-name="Title_20_and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58</meta:editing-cycles>
    <meta:print-date>2016-12-15T22:22:15</meta:print-date>
    <meta:creation-date>2018-12-03T20:01:08.863427478</meta:creation-date>
    <dc:date>2018-12-05T15:20:09.309645771</dc:date>
    <meta:editing-duration>PT2H53M38S</meta:editing-duration>
    <meta:generator>LibreOffice/5.3.6.1$Linux_X86_64 LibreOffice_project/30$Build-1</meta:generator>
    <meta:document-statistic meta:object-count="88"/>
    <meta:user-defined meta:name="AppVersion">16.0000</meta:user-defined>
    <meta:user-defined meta:name="Company">University of Illinoi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